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SIFT/SIFT</text:p>
          </table:table-cell>
          <table:table-cell office:value-type="string" calcext:value-type="string">
            <text:p>SIFT/FREAK</text:p>
          </table:table-cell>
          <table:table-cell office:value-type="string" calcext:value-type="string">
            <text:p>SIFT/BRIEF</text:p>
          </table:table-cell>
          <table:table-cell office:value-type="string" calcext:value-type="string">
            <text:p>SIFT/BRISK</text:p>
          </table:table-cell>
          <table:table-cell office:value-type="string" calcext:value-type="string">
            <text:p>AKAZE/SIFT</text:p>
          </table:table-cell>
          <table:table-cell office:value-type="string" calcext:value-type="string">
            <text:p>AKAZE/AKAZE</text:p>
          </table:table-cell>
          <table:table-cell office:value-type="string" calcext:value-type="string">
            <text:p>AKAZE/BRIEF</text:p>
          </table:table-cell>
          <table:table-cell office:value-type="string" calcext:value-type="string">
            <text:p>ORB/SIFT</text:p>
          </table:table-cell>
          <table:table-cell office:value-type="string" calcext:value-type="string">
            <text:p>ORB/FREAK</text:p>
          </table:table-cell>
          <table:table-cell office:value-type="string" calcext:value-type="string">
            <text:p>ORB/ORB</text:p>
          </table:table-cell>
          <table:table-cell office:value-type="string" calcext:value-type="string">
            <text:p>ORB/BRIEF</text:p>
          </table:table-cell>
          <table:table-cell office:value-type="string" calcext:value-type="string">
            <text:p>ORB/BRISK</text:p>
          </table:table-cell>
          <table:table-cell office:value-type="string" calcext:value-type="string">
            <text:p>BRISK/SIFT</text:p>
          </table:table-cell>
          <table:table-cell office:value-type="string" calcext:value-type="string">
            <text:p>BRISK/FREAK</text:p>
          </table:table-cell>
          <table:table-cell office:value-type="string" calcext:value-type="string">
            <text:p>BRISK/ORB</text:p>
          </table:table-cell>
          <table:table-cell office:value-type="string" calcext:value-type="string">
            <text:p>BRISK/BRIEF</text:p>
          </table:table-cell>
          <table:table-cell office:value-type="string" calcext:value-type="string">
            <text:p>BRISK/BRISK</text:p>
          </table:table-cell>
          <table:table-cell office:value-type="string" calcext:value-type="string">
            <text:p>FAST/SIFT</text:p>
          </table:table-cell>
          <table:table-cell office:value-type="string" calcext:value-type="string">
            <text:p>FAST/FREAK</text:p>
          </table:table-cell>
          <table:table-cell office:value-type="string" calcext:value-type="string">
            <text:p>FAST/ORB</text:p>
          </table:table-cell>
          <table:table-cell office:value-type="string" calcext:value-type="string">
            <text:p>FAST/BRIEF</text:p>
          </table:table-cell>
          <table:table-cell office:value-type="string" calcext:value-type="string">
            <text:p>FAST/BRISK</text:p>
          </table:table-cell>
        </table:table-row>
        <table:table-row table:style-name="ro1">
          <table:table-cell office:value-type="float" office:value="8.6789" calcext:value-type="float">
            <text:p>8.6789</text:p>
          </table:table-cell>
          <table:table-cell office:value-type="float" office:value="8.7221" calcext:value-type="float">
            <text:p>8.7221</text:p>
          </table:table-cell>
          <table:table-cell office:value-type="float" office:value="9.22735" calcext:value-type="float">
            <text:p>9.22735</text:p>
          </table:table-cell>
          <table:table-cell office:value-type="float" office:value="13.3451" calcext:value-type="float">
            <text:p>13.3451</text:p>
          </table:table-cell>
          <table:table-cell office:value-type="float" office:value="10.7161" calcext:value-type="float">
            <text:p>10.7161</text:p>
          </table:table-cell>
          <table:table-cell office:value-type="float" office:value="10.9335" calcext:value-type="float">
            <text:p>10.9335</text:p>
          </table:table-cell>
          <table:table-cell office:value-type="float" office:value="11.7417" calcext:value-type="float">
            <text:p>11.7417</text:p>
          </table:table-cell>
          <table:table-cell office:value-type="float" office:value="12.0906" calcext:value-type="float">
            <text:p>12.0906</text:p>
          </table:table-cell>
          <table:table-cell office:value-type="float" office:value="9.74641" calcext:value-type="float">
            <text:p>9.74641</text:p>
          </table:table-cell>
          <table:table-cell office:value-type="float" office:value="14.4173" calcext:value-type="float">
            <text:p>14.4173</text:p>
          </table:table-cell>
          <table:table-cell office:value-type="float" office:value="11.6032" calcext:value-type="float">
            <text:p>11.6032</text:p>
          </table:table-cell>
          <table:table-cell office:value-type="float" office:value="11.1619" calcext:value-type="float">
            <text:p>11.1619</text:p>
          </table:table-cell>
          <table:table-cell office:value-type="float" office:value="12.1506" calcext:value-type="float">
            <text:p>12.1506</text:p>
          </table:table-cell>
          <table:table-cell office:value-type="float" office:value="11.9598" calcext:value-type="float">
            <text:p>11.9598</text:p>
          </table:table-cell>
          <table:table-cell office:value-type="float" office:value="14.5545" calcext:value-type="float">
            <text:p>14.5545</text:p>
          </table:table-cell>
          <table:table-cell office:value-type="float" office:value="13.1698" calcext:value-type="float">
            <text:p>13.1698</text:p>
          </table:table-cell>
          <table:table-cell office:value-type="float" office:value="14.9697" calcext:value-type="float">
            <text:p>14.9697</text:p>
          </table:table-cell>
          <table:table-cell office:value-type="float" office:value="11.1768" calcext:value-type="float">
            <text:p>11.1768</text:p>
          </table:table-cell>
          <table:table-cell office:value-type="float" office:value="10.3507" calcext:value-type="float">
            <text:p>10.3507</text:p>
          </table:table-cell>
          <table:table-cell office:value-type="float" office:value="10.7887" calcext:value-type="float">
            <text:p>10.7887</text:p>
          </table:table-cell>
          <table:table-cell office:value-type="float" office:value="10.5147" calcext:value-type="float">
            <text:p>10.5147</text:p>
          </table:table-cell>
          <table:table-cell office:value-type="float" office:value="10.8113" calcext:value-type="float">
            <text:p>10.8113</text:p>
          </table:table-cell>
        </table:table-row>
        <table:table-row table:style-name="ro1">
          <table:table-cell office:value-type="float" office:value="11.0542" calcext:value-type="float">
            <text:p>11.0542</text:p>
          </table:table-cell>
          <table:table-cell office:value-type="float" office:value="10.1026" calcext:value-type="float">
            <text:p>10.1026</text:p>
          </table:table-cell>
          <table:table-cell office:value-type="float" office:value="9.49278" calcext:value-type="float">
            <text:p>9.49278</text:p>
          </table:table-cell>
          <table:table-cell office:value-type="float" office:value="9.76237" calcext:value-type="float">
            <text:p>9.76237</text:p>
          </table:table-cell>
          <table:table-cell office:value-type="float" office:value="11.0009" calcext:value-type="float">
            <text:p>11.0009</text:p>
          </table:table-cell>
          <table:table-cell office:value-type="float" office:value="11.0014" calcext:value-type="float">
            <text:p>11.0014</text:p>
          </table:table-cell>
          <table:table-cell office:value-type="float" office:value="11.0187" calcext:value-type="float">
            <text:p>11.0187</text:p>
          </table:table-cell>
          <table:table-cell office:value-type="float" office:value="9.62433" calcext:value-type="float">
            <text:p>9.62433</text:p>
          </table:table-cell>
          <table:table-cell office:value-type="float" office:value="12.9772" calcext:value-type="float">
            <text:p>12.9772</text:p>
          </table:table-cell>
          <table:table-cell office:value-type="float" office:value="8.85042" calcext:value-type="float">
            <text:p>8.85042</text:p>
          </table:table-cell>
          <table:table-cell office:value-type="float" office:value="12.6221" calcext:value-type="float">
            <text:p>12.6221</text:p>
          </table:table-cell>
          <table:table-cell office:value-type="float" office:value="12.4021" calcext:value-type="float">
            <text:p>12.4021</text:p>
          </table:table-cell>
          <table:table-cell office:value-type="float" office:value="14.9675" calcext:value-type="float">
            <text:p>14.9675</text:p>
          </table:table-cell>
          <table:table-cell office:value-type="float" office:value="16.9876" calcext:value-type="float">
            <text:p>16.9876</text:p>
          </table:table-cell>
          <table:table-cell office:value-type="float" office:value="11.8226" calcext:value-type="float">
            <text:p>11.8226</text:p>
          </table:table-cell>
          <table:table-cell office:value-type="float" office:value="12.4642" calcext:value-type="float">
            <text:p>12.4642</text:p>
          </table:table-cell>
          <table:table-cell office:value-type="float" office:value="12.1527" calcext:value-type="float">
            <text:p>12.1527</text:p>
          </table:table-cell>
          <table:table-cell office:value-type="float" office:value="9.50639" calcext:value-type="float">
            <text:p>9.50639</text:p>
          </table:table-cell>
          <table:table-cell office:value-type="float" office:value="9.9462" calcext:value-type="float">
            <text:p>9.9462</text:p>
          </table:table-cell>
          <table:table-cell office:value-type="float" office:value="9.84975" calcext:value-type="float">
            <text:p>9.84975</text:p>
          </table:table-cell>
          <table:table-cell office:value-type="float" office:value="9.31956" calcext:value-type="float">
            <text:p>9.31956</text:p>
          </table:table-cell>
          <table:table-cell office:value-type="float" office:value="9.93546" calcext:value-type="float">
            <text:p>9.93546</text:p>
          </table:table-cell>
        </table:table-row>
        <table:table-row table:style-name="ro1">
          <table:table-cell office:value-type="float" office:value="9.12792" calcext:value-type="float">
            <text:p>9.12792</text:p>
          </table:table-cell>
          <table:table-cell office:value-type="float" office:value="8.81133" calcext:value-type="float">
            <text:p>8.81133</text:p>
          </table:table-cell>
          <table:table-cell office:value-type="float" office:value="9.97223" calcext:value-type="float">
            <text:p>9.97223</text:p>
          </table:table-cell>
          <table:table-cell office:value-type="float" office:value="8.7221" calcext:value-type="float">
            <text:p>8.7221</text:p>
          </table:table-cell>
          <table:table-cell office:value-type="float" office:value="11.1973" calcext:value-type="float">
            <text:p>11.1973</text:p>
          </table:table-cell>
          <table:table-cell office:value-type="float" office:value="11.0618" calcext:value-type="float">
            <text:p>11.0618</text:p>
          </table:table-cell>
          <table:table-cell office:value-type="float" office:value="10.8713" calcext:value-type="float">
            <text:p>10.8713</text:p>
          </table:table-cell>
          <table:table-cell office:value-type="float" office:value="11.9506" calcext:value-type="float">
            <text:p>11.9506</text:p>
          </table:table-cell>
          <table:table-cell office:value-type="float" office:value="11.391" calcext:value-type="float">
            <text:p>11.391</text:p>
          </table:table-cell>
          <table:table-cell office:value-type="float" office:value="10.7507" calcext:value-type="float">
            <text:p>10.7507</text:p>
          </table:table-cell>
          <table:table-cell office:value-type="float" office:value="15.4004" calcext:value-type="float">
            <text:p>15.4004</text:p>
          </table:table-cell>
          <table:table-cell office:value-type="float" office:value="10.5615" calcext:value-type="float">
            <text:p>10.5615</text:p>
          </table:table-cell>
          <table:table-cell office:value-type="float" office:value="13.8178" calcext:value-type="float">
            <text:p>13.8178</text:p>
          </table:table-cell>
          <table:table-cell office:value-type="float" office:value="11.1408" calcext:value-type="float">
            <text:p>11.1408</text:p>
          </table:table-cell>
          <table:table-cell office:value-type="float" office:value="11.1736" calcext:value-type="float">
            <text:p>11.1736</text:p>
          </table:table-cell>
          <table:table-cell office:value-type="float" office:value="12.4311" calcext:value-type="float">
            <text:p>12.4311</text:p>
          </table:table-cell>
          <table:table-cell office:value-type="float" office:value="10.2192" calcext:value-type="float">
            <text:p>10.2192</text:p>
          </table:table-cell>
          <table:table-cell office:value-type="float" office:value="13.0809" calcext:value-type="float">
            <text:p>13.0809</text:p>
          </table:table-cell>
          <table:table-cell office:value-type="float" office:value="10.5924" calcext:value-type="float">
            <text:p>10.5924</text:p>
          </table:table-cell>
          <table:table-cell office:value-type="float" office:value="12.1376" calcext:value-type="float">
            <text:p>12.1376</text:p>
          </table:table-cell>
          <table:table-cell office:value-type="float" office:value="12.4158" calcext:value-type="float">
            <text:p>12.4158</text:p>
          </table:table-cell>
          <table:table-cell office:value-type="float" office:value="9.70058" calcext:value-type="float">
            <text:p>9.70058</text:p>
          </table:table-cell>
        </table:table-row>
        <table:table-row table:style-name="ro1">
          <table:table-cell office:value-type="float" office:value="11.8822" calcext:value-type="float">
            <text:p>11.8822</text:p>
          </table:table-cell>
          <table:table-cell office:value-type="float" office:value="11.3986" calcext:value-type="float">
            <text:p>11.3986</text:p>
          </table:table-cell>
          <table:table-cell office:value-type="float" office:value="12.5519" calcext:value-type="float">
            <text:p>12.5519</text:p>
          </table:table-cell>
          <table:table-cell office:value-type="float" office:value="11.3541" calcext:value-type="float">
            <text:p>11.3541</text:p>
          </table:table-cell>
          <table:table-cell office:value-type="float" office:value="11.6309" calcext:value-type="float">
            <text:p>11.6309</text:p>
          </table:table-cell>
          <table:table-cell office:value-type="float" office:value="11.3509" calcext:value-type="float">
            <text:p>11.3509</text:p>
          </table:table-cell>
          <table:table-cell office:value-type="float" office:value="11.3538" calcext:value-type="float">
            <text:p>11.3538</text:p>
          </table:table-cell>
          <table:table-cell office:value-type="float" office:value="17.3524" calcext:value-type="float">
            <text:p>17.3524</text:p>
          </table:table-cell>
          <table:table-cell office:value-type="float" office:value="11.5356" calcext:value-type="float">
            <text:p>11.5356</text:p>
          </table:table-cell>
          <table:table-cell office:value-type="float" office:value="13.7505" calcext:value-type="float">
            <text:p>13.7505</text:p>
          </table:table-cell>
          <table:table-cell office:value-type="float" office:value="13.1103" calcext:value-type="float">
            <text:p>13.1103</text:p>
          </table:table-cell>
          <table:table-cell office:value-type="float" office:value="12.7549" calcext:value-type="float">
            <text:p>12.7549</text:p>
          </table:table-cell>
          <table:table-cell office:value-type="float" office:value="9.50825" calcext:value-type="float">
            <text:p>9.50825</text:p>
          </table:table-cell>
          <table:table-cell office:value-type="float" office:value="11.9963" calcext:value-type="float">
            <text:p>11.9963</text:p>
          </table:table-cell>
          <table:table-cell office:value-type="float" office:value="12.5863" calcext:value-type="float">
            <text:p>12.5863</text:p>
          </table:table-cell>
          <table:table-cell office:value-type="float" office:value="13.0463" calcext:value-type="float">
            <text:p>13.0463</text:p>
          </table:table-cell>
          <table:table-cell office:value-type="float" office:value="12.1467" calcext:value-type="float">
            <text:p>12.1467</text:p>
          </table:table-cell>
          <table:table-cell office:value-type="float" office:value="11.1869" calcext:value-type="float">
            <text:p>11.1869</text:p>
          </table:table-cell>
          <table:table-cell office:value-type="float" office:value="10.608" calcext:value-type="float">
            <text:p>10.608</text:p>
          </table:table-cell>
          <table:table-cell office:value-type="float" office:value="11.3799" calcext:value-type="float">
            <text:p>11.3799</text:p>
          </table:table-cell>
          <table:table-cell office:value-type="float" office:value="11.5135" calcext:value-type="float">
            <text:p>11.5135</text:p>
          </table:table-cell>
          <table:table-cell office:value-type="float" office:value="10.9611" calcext:value-type="float">
            <text:p>10.9611</text:p>
          </table:table-cell>
        </table:table-row>
        <table:table-row table:style-name="ro1">
          <table:table-cell office:value-type="float" office:value="10.5959" calcext:value-type="float">
            <text:p>10.5959</text:p>
          </table:table-cell>
          <table:table-cell office:value-type="float" office:value="10.7503" calcext:value-type="float">
            <text:p>10.7503</text:p>
          </table:table-cell>
          <table:table-cell office:value-type="float" office:value="11.7541" calcext:value-type="float">
            <text:p>11.7541</text:p>
          </table:table-cell>
          <table:table-cell office:value-type="float" office:value="10.7476" calcext:value-type="float">
            <text:p>10.7476</text:p>
          </table:table-cell>
          <table:table-cell office:value-type="float" office:value="10.7543" calcext:value-type="float">
            <text:p>10.7543</text:p>
          </table:table-cell>
          <table:table-cell office:value-type="float" office:value="10.8126" calcext:value-type="float">
            <text:p>10.8126</text:p>
          </table:table-cell>
          <table:table-cell office:value-type="float" office:value="10.7933" calcext:value-type="float">
            <text:p>10.7933</text:p>
          </table:table-cell>
          <table:table-cell office:value-type="float" office:value="14.8982" calcext:value-type="float">
            <text:p>14.8982</text:p>
          </table:table-cell>
          <table:table-cell office:value-type="float" office:value="-245.15" calcext:value-type="float">
            <text:p>-245.15</text:p>
          </table:table-cell>
          <table:table-cell office:value-type="float" office:value="13.4266" calcext:value-type="float">
            <text:p>13.4266</text:p>
          </table:table-cell>
          <table:table-cell office:value-type="float" office:value="13.0791" calcext:value-type="float">
            <text:p>13.0791</text:p>
          </table:table-cell>
          <table:table-cell office:value-type="float" office:value="14.234" calcext:value-type="float">
            <text:p>14.234</text:p>
          </table:table-cell>
          <table:table-cell office:value-type="float" office:value="33.8499" calcext:value-type="float">
            <text:p>33.8499</text:p>
          </table:table-cell>
          <table:table-cell office:value-type="float" office:value="20.8783" calcext:value-type="float">
            <text:p>20.8783</text:p>
          </table:table-cell>
          <table:table-cell office:value-type="float" office:value="14.6109" calcext:value-type="float">
            <text:p>14.6109</text:p>
          </table:table-cell>
          <table:table-cell office:value-type="float" office:value="14.6232" calcext:value-type="float">
            <text:p>14.6232</text:p>
          </table:table-cell>
          <table:table-cell office:value-type="float" office:value="16.5641" calcext:value-type="float">
            <text:p>16.5641</text:p>
          </table:table-cell>
          <table:table-cell office:value-type="float" office:value="12.8515" calcext:value-type="float">
            <text:p>12.8515</text:p>
          </table:table-cell>
          <table:table-cell office:value-type="float" office:value="12.7502" calcext:value-type="float">
            <text:p>12.7502</text:p>
          </table:table-cell>
          <table:table-cell office:value-type="float" office:value="12.2105" calcext:value-type="float">
            <text:p>12.2105</text:p>
          </table:table-cell>
          <table:table-cell office:value-type="float" office:value="13.0881" calcext:value-type="float">
            <text:p>13.0881</text:p>
          </table:table-cell>
          <table:table-cell office:value-type="float" office:value="12.3806" calcext:value-type="float">
            <text:p>12.3806</text:p>
          </table:table-cell>
        </table:table-row>
        <table:table-row table:style-name="ro1">
          <table:table-cell office:value-type="float" office:value="8.97984" calcext:value-type="float">
            <text:p>8.97984</text:p>
          </table:table-cell>
          <table:table-cell office:value-type="float" office:value="8.7729" calcext:value-type="float">
            <text:p>8.7729</text:p>
          </table:table-cell>
          <table:table-cell office:value-type="float" office:value="9.56403" calcext:value-type="float">
            <text:p>9.56403</text:p>
          </table:table-cell>
          <table:table-cell office:value-type="float" office:value="8.46539" calcext:value-type="float">
            <text:p>8.46539</text:p>
          </table:table-cell>
          <table:table-cell office:value-type="float" office:value="12.3511" calcext:value-type="float">
            <text:p>12.3511</text:p>
          </table:table-cell>
          <table:table-cell office:value-type="float" office:value="11.9209" calcext:value-type="float">
            <text:p>11.9209</text:p>
          </table:table-cell>
          <table:table-cell office:value-type="float" office:value="12.5179" calcext:value-type="float">
            <text:p>12.5179</text:p>
          </table:table-cell>
          <table:table-cell office:value-type="float" office:value="8.95395" calcext:value-type="float">
            <text:p>8.95395</text:p>
          </table:table-cell>
          <table:table-cell office:value-type="float" office:value="9.87802" calcext:value-type="float">
            <text:p>9.87802</text:p>
          </table:table-cell>
          <table:table-cell office:value-type="float" office:value="8.10298" calcext:value-type="float">
            <text:p>8.10298</text:p>
          </table:table-cell>
          <table:table-cell office:value-type="float" office:value="12.9553" calcext:value-type="float">
            <text:p>12.9553</text:p>
          </table:table-cell>
          <table:table-cell office:value-type="float" office:value="8.29218" calcext:value-type="float">
            <text:p>8.29218</text:p>
          </table:table-cell>
          <table:table-cell office:value-type="float" office:value="11.0226" calcext:value-type="float">
            <text:p>11.0226</text:p>
          </table:table-cell>
          <table:table-cell office:value-type="float" office:value="10.4863" calcext:value-type="float">
            <text:p>10.4863</text:p>
          </table:table-cell>
          <table:table-cell office:value-type="float" office:value="11.8696" calcext:value-type="float">
            <text:p>11.8696</text:p>
          </table:table-cell>
          <table:table-cell office:value-type="float" office:value="13.8975" calcext:value-type="float">
            <text:p>13.8975</text:p>
          </table:table-cell>
          <table:table-cell office:value-type="float" office:value="10.5161" calcext:value-type="float">
            <text:p>10.5161</text:p>
          </table:table-cell>
          <table:table-cell office:value-type="float" office:value="11.4005" calcext:value-type="float">
            <text:p>11.4005</text:p>
          </table:table-cell>
          <table:table-cell office:value-type="float" office:value="10.6861" calcext:value-type="float">
            <text:p>10.6861</text:p>
          </table:table-cell>
          <table:table-cell office:value-type="float" office:value="9.77096" calcext:value-type="float">
            <text:p>9.77096</text:p>
          </table:table-cell>
          <table:table-cell office:value-type="float" office:value="11.4605" calcext:value-type="float">
            <text:p>11.4605</text:p>
          </table:table-cell>
          <table:table-cell office:value-type="float" office:value="8.66843" calcext:value-type="float">
            <text:p>8.66843</text:p>
          </table:table-cell>
        </table:table-row>
        <table:table-row table:style-name="ro1">
          <table:table-cell office:value-type="float" office:value="9.85209" calcext:value-type="float">
            <text:p>9.85209</text:p>
          </table:table-cell>
          <table:table-cell office:value-type="float" office:value="9.2647" calcext:value-type="float">
            <text:p>9.2647</text:p>
          </table:table-cell>
          <table:table-cell office:value-type="float" office:value="10.3864" calcext:value-type="float">
            <text:p>10.3864</text:p>
          </table:table-cell>
          <table:table-cell office:value-type="float" office:value="9.08553" calcext:value-type="float">
            <text:p>9.08553</text:p>
          </table:table-cell>
          <table:table-cell office:value-type="float" office:value="10.2939" calcext:value-type="float">
            <text:p>10.2939</text:p>
          </table:table-cell>
          <table:table-cell office:value-type="float" office:value="10.7887" calcext:value-type="float">
            <text:p>10.7887</text:p>
          </table:table-cell>
          <table:table-cell office:value-type="float" office:value="10.9327" calcext:value-type="float">
            <text:p>10.9327</text:p>
          </table:table-cell>
          <table:table-cell office:value-type="float" office:value="12.3008" calcext:value-type="float">
            <text:p>12.3008</text:p>
          </table:table-cell>
          <table:table-cell office:value-type="float" office:value="15.2232" calcext:value-type="float">
            <text:p>15.2232</text:p>
          </table:table-cell>
          <table:table-cell office:value-type="float" office:value="12.1051" calcext:value-type="float">
            <text:p>12.1051</text:p>
          </table:table-cell>
          <table:table-cell office:value-type="float" office:value="12.9826" calcext:value-type="float">
            <text:p>12.9826</text:p>
          </table:table-cell>
          <table:table-cell office:value-type="float" office:value="12" calcext:value-type="float">
            <text:p>12</text:p>
          </table:table-cell>
          <table:table-cell office:value-type="float" office:value="10.4756" calcext:value-type="float">
            <text:p>10.4756</text:p>
          </table:table-cell>
          <table:table-cell office:value-type="float" office:value="9.9441" calcext:value-type="float">
            <text:p>9.9441</text:p>
          </table:table-cell>
          <table:table-cell office:value-type="float" office:value="11.2838" calcext:value-type="float">
            <text:p>11.2838</text:p>
          </table:table-cell>
          <table:table-cell office:value-type="float" office:value="11.1541" calcext:value-type="float">
            <text:p>11.1541</text:p>
          </table:table-cell>
          <table:table-cell office:value-type="float" office:value="11.1816" calcext:value-type="float">
            <text:p>11.1816</text:p>
          </table:table-cell>
          <table:table-cell office:value-type="float" office:value="11.1574" calcext:value-type="float">
            <text:p>11.1574</text:p>
          </table:table-cell>
          <table:table-cell office:value-type="float" office:value="10.9009" calcext:value-type="float">
            <text:p>10.9009</text:p>
          </table:table-cell>
          <table:table-cell office:value-type="float" office:value="10.9327" calcext:value-type="float">
            <text:p>10.9327</text:p>
          </table:table-cell>
          <table:table-cell office:value-type="float" office:value="10.4737" calcext:value-type="float">
            <text:p>10.4737</text:p>
          </table:table-cell>
          <table:table-cell office:value-type="float" office:value="10.405" calcext:value-type="float">
            <text:p>10.405</text:p>
          </table:table-cell>
        </table:table-row>
        <table:table-row table:style-name="ro1">
          <table:table-cell office:value-type="float" office:value="9.62638" calcext:value-type="float">
            <text:p>9.62638</text:p>
          </table:table-cell>
          <table:table-cell office:value-type="float" office:value="8.66266" calcext:value-type="float">
            <text:p>8.66266</text:p>
          </table:table-cell>
          <table:table-cell office:value-type="float" office:value="10.5522" calcext:value-type="float">
            <text:p>10.5522</text:p>
          </table:table-cell>
          <table:table-cell office:value-type="float" office:value="8.74114" calcext:value-type="float">
            <text:p>8.74114</text:p>
          </table:table-cell>
          <table:table-cell office:value-type="float" office:value="9.97886" calcext:value-type="float">
            <text:p>9.97886</text:p>
          </table:table-cell>
          <table:table-cell office:value-type="float" office:value="10.3217" calcext:value-type="float">
            <text:p>10.3217</text:p>
          </table:table-cell>
          <table:table-cell office:value-type="float" office:value="10.6235" calcext:value-type="float">
            <text:p>10.6235</text:p>
          </table:table-cell>
          <table:table-cell office:value-type="float" office:value="7.42861" calcext:value-type="float">
            <text:p>7.42861</text:p>
          </table:table-cell>
          <table:table-cell office:value-type="float" office:value="7.03396" calcext:value-type="float">
            <text:p>7.03396</text:p>
          </table:table-cell>
          <table:table-cell office:value-type="float" office:value="7.1627" calcext:value-type="float">
            <text:p>7.1627</text:p>
          </table:table-cell>
          <table:table-cell office:value-type="float" office:value="11.5605" calcext:value-type="float">
            <text:p>11.5605</text:p>
          </table:table-cell>
          <table:table-cell office:value-type="float" office:value="8.80452" calcext:value-type="float">
            <text:p>8.80452</text:p>
          </table:table-cell>
          <table:table-cell office:value-type="float" office:value="11.4035" calcext:value-type="float">
            <text:p>11.4035</text:p>
          </table:table-cell>
          <table:table-cell office:value-type="float" office:value="10.5715" calcext:value-type="float">
            <text:p>10.5715</text:p>
          </table:table-cell>
          <table:table-cell office:value-type="float" office:value="10.7376" calcext:value-type="float">
            <text:p>10.7376</text:p>
          </table:table-cell>
          <table:table-cell office:value-type="float" office:value="12.2857" calcext:value-type="float">
            <text:p>12.2857</text:p>
          </table:table-cell>
          <table:table-cell office:value-type="float" office:value="10.6851" calcext:value-type="float">
            <text:p>10.6851</text:p>
          </table:table-cell>
          <table:table-cell office:value-type="float" office:value="11.5148" calcext:value-type="float">
            <text:p>11.5148</text:p>
          </table:table-cell>
          <table:table-cell office:value-type="float" office:value="10.0763" calcext:value-type="float">
            <text:p>10.0763</text:p>
          </table:table-cell>
          <table:table-cell office:value-type="float" office:value="9.21943" calcext:value-type="float">
            <text:p>9.21943</text:p>
          </table:table-cell>
          <table:table-cell office:value-type="float" office:value="10.5282" calcext:value-type="float">
            <text:p>10.5282</text:p>
          </table:table-cell>
          <table:table-cell office:value-type="float" office:value="8.33842" calcext:value-type="float">
            <text:p>8.33842</text:p>
          </table:table-cell>
        </table:table-row>
        <table:table-row table:style-name="ro1">
          <table:table-cell office:value-type="float" office:value="11.0201" calcext:value-type="float">
            <text:p>11.0201</text:p>
          </table:table-cell>
          <table:table-cell office:value-type="float" office:value="11.4287" calcext:value-type="float">
            <text:p>11.4287</text:p>
          </table:table-cell>
          <table:table-cell office:value-type="float" office:value="11.8818" calcext:value-type="float">
            <text:p>11.8818</text:p>
          </table:table-cell>
          <table:table-cell office:value-type="float" office:value="10.8713" calcext:value-type="float">
            <text:p>10.8713</text:p>
          </table:table-cell>
          <table:table-cell office:value-type="float" office:value="11.1687" calcext:value-type="float">
            <text:p>11.1687</text:p>
          </table:table-cell>
          <table:table-cell office:value-type="float" office:value="11.2036" calcext:value-type="float">
            <text:p>11.2036</text:p>
          </table:table-cell>
          <table:table-cell office:value-type="float" office:value="10.7133" calcext:value-type="float">
            <text:p>10.7133</text:p>
          </table:table-cell>
          <table:table-cell office:value-type="float" office:value="7.83393" calcext:value-type="float">
            <text:p>7.83393</text:p>
          </table:table-cell>
          <table:table-cell office:value-type="float" office:value="7.7194" calcext:value-type="float">
            <text:p>7.7194</text:p>
          </table:table-cell>
          <table:table-cell office:value-type="float" office:value="10.9661" calcext:value-type="float">
            <text:p>10.9661</text:p>
          </table:table-cell>
          <table:table-cell office:value-type="float" office:value="12.9405" calcext:value-type="float">
            <text:p>12.9405</text:p>
          </table:table-cell>
          <table:table-cell office:value-type="float" office:value="7.34898" calcext:value-type="float">
            <text:p>7.34898</text:p>
          </table:table-cell>
          <table:table-cell office:value-type="float" office:value="11.575" calcext:value-type="float">
            <text:p>11.575</text:p>
          </table:table-cell>
          <table:table-cell office:value-type="float" office:value="12.8903" calcext:value-type="float">
            <text:p>12.8903</text:p>
          </table:table-cell>
          <table:table-cell office:value-type="float" office:value="8.91581" calcext:value-type="float">
            <text:p>8.91581</text:p>
          </table:table-cell>
          <table:table-cell office:value-type="float" office:value="12.4132" calcext:value-type="float">
            <text:p>12.4132</text:p>
          </table:table-cell>
          <table:table-cell office:value-type="float" office:value="10.7161" calcext:value-type="float">
            <text:p>10.7161</text:p>
          </table:table-cell>
          <table:table-cell office:value-type="float" office:value="11.2246" calcext:value-type="float">
            <text:p>11.2246</text:p>
          </table:table-cell>
          <table:table-cell office:value-type="float" office:value="10.1545" calcext:value-type="float">
            <text:p>10.1545</text:p>
          </table:table-cell>
          <table:table-cell office:value-type="float" office:value="10.766" calcext:value-type="float">
            <text:p>10.766</text:p>
          </table:table-cell>
          <table:table-cell office:value-type="float" office:value="11.3143" calcext:value-type="float">
            <text:p>11.3143</text:p>
          </table:table-cell>
          <table:table-cell office:value-type="float" office:value="10.9939" calcext:value-type="float">
            <text:p>10.9939</text:p>
          </table:table-cell>
        </table:table-row>
        <table:table-row table:style-name="ro1">
          <table:table-cell office:value-type="float" office:value="8.0781" calcext:value-type="float">
            <text:p>8.0781</text:p>
          </table:table-cell>
          <table:table-cell office:value-type="float" office:value="7.81252" calcext:value-type="float">
            <text:p>7.81252</text:p>
          </table:table-cell>
          <table:table-cell office:value-type="float" office:value="8.443" calcext:value-type="float">
            <text:p>8.443</text:p>
          </table:table-cell>
          <table:table-cell office:value-type="float" office:value="7.39649" calcext:value-type="float">
            <text:p>7.39649</text:p>
          </table:table-cell>
          <table:table-cell office:value-type="float" office:value="9.16806" calcext:value-type="float">
            <text:p>9.16806</text:p>
          </table:table-cell>
          <table:table-cell office:value-type="float" office:value="9.2219" calcext:value-type="float">
            <text:p>9.2219</text:p>
          </table:table-cell>
          <table:table-cell office:value-type="float" office:value="9.91606" calcext:value-type="float">
            <text:p>9.91606</text:p>
          </table:table-cell>
          <table:table-cell office:value-type="float" office:value="9.46512" calcext:value-type="float">
            <text:p>9.46512</text:p>
          </table:table-cell>
          <table:table-cell office:value-type="float" office:value="-28.4719" calcext:value-type="float">
            <text:p>-28.4719</text:p>
          </table:table-cell>
          <table:table-cell office:value-type="float" office:value="9.10039" calcext:value-type="float">
            <text:p>9.10039</text:p>
          </table:table-cell>
          <table:table-cell office:value-type="float" office:value="11.0103" calcext:value-type="float">
            <text:p>11.0103</text:p>
          </table:table-cell>
          <table:table-cell office:value-type="float" office:value="11.5069" calcext:value-type="float">
            <text:p>11.5069</text:p>
          </table:table-cell>
          <table:table-cell office:value-type="float" office:value="10.2682" calcext:value-type="float">
            <text:p>10.2682</text:p>
          </table:table-cell>
          <table:table-cell office:value-type="float" office:value="9.8365" calcext:value-type="float">
            <text:p>9.8365</text:p>
          </table:table-cell>
          <table:table-cell office:value-type="float" office:value="9.46186" calcext:value-type="float">
            <text:p>9.46186</text:p>
          </table:table-cell>
          <table:table-cell office:value-type="float" office:value="9.36489" calcext:value-type="float">
            <text:p>9.36489</text:p>
          </table:table-cell>
          <table:table-cell office:value-type="float" office:value="10.2053" calcext:value-type="float">
            <text:p>10.2053</text:p>
          </table:table-cell>
          <table:table-cell office:value-type="float" office:value="10.3761" calcext:value-type="float">
            <text:p>10.3761</text:p>
          </table:table-cell>
          <table:table-cell office:value-type="float" office:value="9.77888" calcext:value-type="float">
            <text:p>9.77888</text:p>
          </table:table-cell>
          <table:table-cell office:value-type="float" office:value="9.49455" calcext:value-type="float">
            <text:p>9.49455</text:p>
          </table:table-cell>
          <table:table-cell office:value-type="float" office:value="10.4154" calcext:value-type="float">
            <text:p>10.4154</text:p>
          </table:table-cell>
          <table:table-cell office:value-type="float" office:value="9.72633" calcext:value-type="float">
            <text:p>9.72633</text:p>
          </table:table-cell>
        </table:table-row>
        <table:table-row table:style-name="ro1">
          <table:table-cell office:value-type="float" office:value="8.95343" calcext:value-type="float">
            <text:p>8.95343</text:p>
          </table:table-cell>
          <table:table-cell office:value-type="float" office:value="10.0929" calcext:value-type="float">
            <text:p>10.0929</text:p>
          </table:table-cell>
          <table:table-cell office:value-type="float" office:value="9.72326" calcext:value-type="float">
            <text:p>9.72326</text:p>
          </table:table-cell>
          <table:table-cell office:value-type="float" office:value="9.68925" calcext:value-type="float">
            <text:p>9.68925</text:p>
          </table:table-cell>
          <table:table-cell office:value-type="float" office:value="10.8552" calcext:value-type="float">
            <text:p>10.8552</text:p>
          </table:table-cell>
          <table:table-cell office:value-type="float" office:value="10.2033" calcext:value-type="float">
            <text:p>10.2033</text:p>
          </table:table-cell>
          <table:table-cell office:value-type="float" office:value="11.152" calcext:value-type="float">
            <text:p>11.152</text:p>
          </table:table-cell>
          <table:table-cell office:value-type="float" office:value="7.36612" calcext:value-type="float">
            <text:p>7.36612</text:p>
          </table:table-cell>
          <table:table-cell office:value-type="float" office:value="8.13245" calcext:value-type="float">
            <text:p>8.13245</text:p>
          </table:table-cell>
          <table:table-cell office:value-type="float" office:value="7.21987" calcext:value-type="float">
            <text:p>7.21987</text:p>
          </table:table-cell>
          <table:table-cell office:value-type="float" office:value="11.5542" calcext:value-type="float">
            <text:p>11.5542</text:p>
          </table:table-cell>
          <table:table-cell office:value-type="float" office:value="6.24823" calcext:value-type="float">
            <text:p>6.24823</text:p>
          </table:table-cell>
          <table:table-cell office:value-type="float" office:value="9.35079" calcext:value-type="float">
            <text:p>9.35079</text:p>
          </table:table-cell>
          <table:table-cell office:value-type="float" office:value="7.89628" calcext:value-type="float">
            <text:p>7.89628</text:p>
          </table:table-cell>
          <table:table-cell office:value-type="float" office:value="9.49278" calcext:value-type="float">
            <text:p>9.49278</text:p>
          </table:table-cell>
          <table:table-cell office:value-type="float" office:value="10.4086" calcext:value-type="float">
            <text:p>10.4086</text:p>
          </table:table-cell>
          <table:table-cell office:value-type="float" office:value="8.96272" calcext:value-type="float">
            <text:p>8.96272</text:p>
          </table:table-cell>
          <table:table-cell office:value-type="float" office:value="11.0643" calcext:value-type="float">
            <text:p>11.0643</text:p>
          </table:table-cell>
          <table:table-cell office:value-type="float" office:value="9.88224" calcext:value-type="float">
            <text:p>9.88224</text:p>
          </table:table-cell>
          <table:table-cell office:value-type="float" office:value="10.12" calcext:value-type="float">
            <text:p>10.12</text:p>
          </table:table-cell>
          <table:table-cell office:value-type="float" office:value="10.8169" calcext:value-type="float">
            <text:p>10.8169</text:p>
          </table:table-cell>
          <table:table-cell office:value-type="float" office:value="9.2807" calcext:value-type="float">
            <text:p>9.2807</text:p>
          </table:table-cell>
        </table:table-row>
        <table:table-row table:style-name="ro1">
          <table:table-cell office:value-type="float" office:value="7.81736" calcext:value-type="float">
            <text:p>7.81736</text:p>
          </table:table-cell>
          <table:table-cell office:value-type="float" office:value="7.72099" calcext:value-type="float">
            <text:p>7.72099</text:p>
          </table:table-cell>
          <table:table-cell office:value-type="float" office:value="7.20153" calcext:value-type="float">
            <text:p>7.20153</text:p>
          </table:table-cell>
          <table:table-cell office:value-type="float" office:value="8.02779" calcext:value-type="float">
            <text:p>8.02779</text:p>
          </table:table-cell>
          <table:table-cell office:value-type="float" office:value="9.5936" calcext:value-type="float">
            <text:p>9.5936</text:p>
          </table:table-cell>
          <table:table-cell office:value-type="float" office:value="9.37666" calcext:value-type="float">
            <text:p>9.37666</text:p>
          </table:table-cell>
          <table:table-cell office:value-type="float" office:value="11.1609" calcext:value-type="float">
            <text:p>11.1609</text:p>
          </table:table-cell>
          <table:table-cell office:value-type="float" office:value="13.4726" calcext:value-type="float">
            <text:p>13.4726</text:p>
          </table:table-cell>
          <table:table-cell office:value-type="float" office:value="9.10984" calcext:value-type="float">
            <text:p>9.10984</text:p>
          </table:table-cell>
          <table:table-cell office:value-type="float" office:value="21.5517" calcext:value-type="float">
            <text:p>21.5517</text:p>
          </table:table-cell>
          <table:table-cell office:value-type="float" office:value="9.9762" calcext:value-type="float">
            <text:p>9.9762</text:p>
          </table:table-cell>
          <table:table-cell office:value-type="float" office:value="13.2596" calcext:value-type="float">
            <text:p>13.2596</text:p>
          </table:table-cell>
          <table:table-cell office:value-type="float" office:value="10.001" calcext:value-type="float">
            <text:p>10.001</text:p>
          </table:table-cell>
          <table:table-cell office:value-type="float" office:value="9.41884" calcext:value-type="float">
            <text:p>9.41884</text:p>
          </table:table-cell>
          <table:table-cell office:value-type="float" office:value="8.19939" calcext:value-type="float">
            <text:p>8.19939</text:p>
          </table:table-cell>
          <table:table-cell office:value-type="float" office:value="12.266" calcext:value-type="float">
            <text:p>12.266</text:p>
          </table:table-cell>
          <table:table-cell office:value-type="float" office:value="11.2009" calcext:value-type="float">
            <text:p>11.2009</text:p>
          </table:table-cell>
          <table:table-cell office:value-type="float" office:value="9.50105" calcext:value-type="float">
            <text:p>9.50105</text:p>
          </table:table-cell>
          <table:table-cell office:value-type="float" office:value="7.94458" calcext:value-type="float">
            <text:p>7.94458</text:p>
          </table:table-cell>
          <table:table-cell office:value-type="float" office:value="7.77909" calcext:value-type="float">
            <text:p>7.77909</text:p>
          </table:table-cell>
          <table:table-cell office:value-type="float" office:value="9.42918" calcext:value-type="float">
            <text:p>9.42918</text:p>
          </table:table-cell>
          <table:table-cell office:value-type="float" office:value="8.50332" calcext:value-type="float">
            <text:p>8.50332</text:p>
          </table:table-cell>
        </table:table-row>
        <table:table-row table:style-name="ro1">
          <table:table-cell office:value-type="float" office:value="7.20714" calcext:value-type="float">
            <text:p>7.20714</text:p>
          </table:table-cell>
          <table:table-cell office:value-type="float" office:value="6.95711" calcext:value-type="float">
            <text:p>6.95711</text:p>
          </table:table-cell>
          <table:table-cell office:value-type="float" office:value="6.99559" calcext:value-type="float">
            <text:p>6.99559</text:p>
          </table:table-cell>
          <table:table-cell office:value-type="float" office:value="7.15043" calcext:value-type="float">
            <text:p>7.15043</text:p>
          </table:table-cell>
          <table:table-cell office:value-type="float" office:value="11.4487" calcext:value-type="float">
            <text:p>11.4487</text:p>
          </table:table-cell>
          <table:table-cell office:value-type="float" office:value="10.1626" calcext:value-type="float">
            <text:p>10.1626</text:p>
          </table:table-cell>
          <table:table-cell office:value-type="float" office:value="10.4877" calcext:value-type="float">
            <text:p>10.4877</text:p>
          </table:table-cell>
          <table:table-cell office:value-type="float" office:value="6.29294" calcext:value-type="float">
            <text:p>6.29294</text:p>
          </table:table-cell>
          <table:table-cell office:value-type="float" office:value="6.61858" calcext:value-type="float">
            <text:p>6.61858</text:p>
          </table:table-cell>
          <table:table-cell office:value-type="float" office:value="9.39374" calcext:value-type="float">
            <text:p>9.39374</text:p>
          </table:table-cell>
          <table:table-cell office:value-type="float" office:value="9.60104" calcext:value-type="float">
            <text:p>9.60104</text:p>
          </table:table-cell>
          <table:table-cell office:value-type="float" office:value="6.48396" calcext:value-type="float">
            <text:p>6.48396</text:p>
          </table:table-cell>
          <table:table-cell office:value-type="float" office:value="11.5" calcext:value-type="float">
            <text:p>11.5</text:p>
          </table:table-cell>
          <table:table-cell office:value-type="float" office:value="10.2761" calcext:value-type="float">
            <text:p>10.2761</text:p>
          </table:table-cell>
          <table:table-cell office:value-type="float" office:value="9.90101" calcext:value-type="float">
            <text:p>9.90101</text:p>
          </table:table-cell>
          <table:table-cell office:value-type="float" office:value="12.1503" calcext:value-type="float">
            <text:p>12.1503</text:p>
          </table:table-cell>
          <table:table-cell office:value-type="float" office:value="10.6364" calcext:value-type="float">
            <text:p>10.6364</text:p>
          </table:table-cell>
          <table:table-cell office:value-type="float" office:value="9.83325" calcext:value-type="float">
            <text:p>9.83325</text:p>
          </table:table-cell>
          <table:table-cell office:value-type="float" office:value="8.38261" calcext:value-type="float">
            <text:p>8.38261</text:p>
          </table:table-cell>
          <table:table-cell office:value-type="float" office:value="8.55731" calcext:value-type="float">
            <text:p>8.55731</text:p>
          </table:table-cell>
          <table:table-cell office:value-type="float" office:value="9.19047" calcext:value-type="float">
            <text:p>9.19047</text:p>
          </table:table-cell>
          <table:table-cell office:value-type="float" office:value="7.9821" calcext:value-type="float">
            <text:p>7.9821</text:p>
          </table:table-cell>
        </table:table-row>
        <table:table-row table:style-name="ro1">
          <table:table-cell office:value-type="float" office:value="7.31916" calcext:value-type="float">
            <text:p>7.31916</text:p>
          </table:table-cell>
          <table:table-cell office:value-type="float" office:value="6.87927" calcext:value-type="float">
            <text:p>6.87927</text:p>
          </table:table-cell>
          <table:table-cell office:value-type="float" office:value="6.96285" calcext:value-type="float">
            <text:p>6.96285</text:p>
          </table:table-cell>
          <table:table-cell office:value-type="float" office:value="6.86695" calcext:value-type="float">
            <text:p>6.86695</text:p>
          </table:table-cell>
          <table:table-cell office:value-type="float" office:value="7.89497" calcext:value-type="float">
            <text:p>7.89497</text:p>
          </table:table-cell>
          <table:table-cell office:value-type="float" office:value="7.73226" calcext:value-type="float">
            <text:p>7.73226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8.78669" calcext:value-type="float">
            <text:p>8.78669</text:p>
          </table:table-cell>
          <table:table-cell office:value-type="float" office:value="13.7634" calcext:value-type="float">
            <text:p>13.7634</text:p>
          </table:table-cell>
          <table:table-cell office:value-type="float" office:value="13.8952" calcext:value-type="float">
            <text:p>13.8952</text:p>
          </table:table-cell>
          <table:table-cell office:value-type="float" office:value="9.65076" calcext:value-type="float">
            <text:p>9.65076</text:p>
          </table:table-cell>
          <table:table-cell office:value-type="float" office:value="12.3539" calcext:value-type="float">
            <text:p>12.3539</text:p>
          </table:table-cell>
          <table:table-cell office:value-type="float" office:value="9.84975" calcext:value-type="float">
            <text:p>9.84975</text:p>
          </table:table-cell>
          <table:table-cell office:value-type="float" office:value="8.8266" calcext:value-type="float">
            <text:p>8.8266</text:p>
          </table:table-cell>
          <table:table-cell office:value-type="float" office:value="8.84113" calcext:value-type="float">
            <text:p>8.84113</text:p>
          </table:table-cell>
          <table:table-cell office:value-type="float" office:value="11.1921" calcext:value-type="float">
            <text:p>11.1921</text:p>
          </table:table-cell>
          <table:table-cell office:value-type="float" office:value="8.94022" calcext:value-type="float">
            <text:p>8.94022</text:p>
          </table:table-cell>
          <table:table-cell office:value-type="float" office:value="9.79385" calcext:value-type="float">
            <text:p>9.79385</text:p>
          </table:table-cell>
          <table:table-cell office:value-type="float" office:value="8.27289" calcext:value-type="float">
            <text:p>8.27289</text:p>
          </table:table-cell>
          <table:table-cell office:value-type="float" office:value="7.82904" calcext:value-type="float">
            <text:p>7.82904</text:p>
          </table:table-cell>
          <table:table-cell office:value-type="float" office:value="9.38155" calcext:value-type="float">
            <text:p>9.38155</text:p>
          </table:table-cell>
          <table:table-cell office:value-type="float" office:value="8.19406" calcext:value-type="float">
            <text:p>8.19406</text:p>
          </table:table-cell>
        </table:table-row>
        <table:table-row table:style-name="ro1">
          <table:table-cell office:value-type="float" office:value="7.84452" calcext:value-type="float">
            <text:p>7.84452</text:p>
          </table:table-cell>
          <table:table-cell office:value-type="float" office:value="7.50901" calcext:value-type="float">
            <text:p>7.50901</text:p>
          </table:table-cell>
          <table:table-cell office:value-type="float" office:value="7.58072" calcext:value-type="float">
            <text:p>7.58072</text:p>
          </table:table-cell>
          <table:table-cell office:value-type="float" office:value="7.70129" calcext:value-type="float">
            <text:p>7.70129</text:p>
          </table:table-cell>
          <table:table-cell office:value-type="float" office:value="8.69538" calcext:value-type="float">
            <text:p>8.69538</text:p>
          </table:table-cell>
          <table:table-cell office:value-type="float" office:value="9.34611" calcext:value-type="float">
            <text:p>9.34611</text:p>
          </table:table-cell>
          <table:table-cell office:value-type="float" office:value="10.0159" calcext:value-type="float">
            <text:p>10.0159</text:p>
          </table:table-cell>
          <table:table-cell office:value-type="float" office:value="6.95036" calcext:value-type="float">
            <text:p>6.95036</text:p>
          </table:table-cell>
          <table:table-cell office:value-type="float" office:value="7.91084" calcext:value-type="float">
            <text:p>7.91084</text:p>
          </table:table-cell>
          <table:table-cell office:value-type="float" office:value="6.95192" calcext:value-type="float">
            <text:p>6.95192</text:p>
          </table:table-cell>
          <table:table-cell office:value-type="float" office:value="9.20108" calcext:value-type="float">
            <text:p>9.20108</text:p>
          </table:table-cell>
          <table:table-cell office:value-type="float" office:value="9.10109" calcext:value-type="float">
            <text:p>9.10109</text:p>
          </table:table-cell>
          <table:table-cell office:value-type="float" office:value="11.0402" calcext:value-type="float">
            <text:p>11.0402</text:p>
          </table:table-cell>
          <table:table-cell office:value-type="float" office:value="9.60471" calcext:value-type="float">
            <text:p>9.60471</text:p>
          </table:table-cell>
          <table:table-cell office:value-type="float" office:value="9.49108" calcext:value-type="float">
            <text:p>9.49108</text:p>
          </table:table-cell>
          <table:table-cell office:value-type="float" office:value="11.3722" calcext:value-type="float">
            <text:p>11.3722</text:p>
          </table:table-cell>
          <table:table-cell office:value-type="float" office:value="9.27002" calcext:value-type="float">
            <text:p>9.27002</text:p>
          </table:table-cell>
          <table:table-cell office:value-type="float" office:value="8.54474" calcext:value-type="float">
            <text:p>8.54474</text:p>
          </table:table-cell>
          <table:table-cell office:value-type="float" office:value="7.45425" calcext:value-type="float">
            <text:p>7.45425</text:p>
          </table:table-cell>
          <table:table-cell office:value-type="float" office:value="7.73398" calcext:value-type="float">
            <text:p>7.73398</text:p>
          </table:table-cell>
          <table:table-cell office:value-type="float" office:value="8.20742" calcext:value-type="float">
            <text:p>8.20742</text:p>
          </table:table-cell>
          <table:table-cell office:value-type="float" office:value="7.5399" calcext:value-type="float">
            <text:p>7.5399</text:p>
          </table:table-cell>
        </table:table-row>
        <table:table-row table:style-name="ro1">
          <table:table-cell office:value-type="float" office:value="6.95649" calcext:value-type="float">
            <text:p>6.95649</text:p>
          </table:table-cell>
          <table:table-cell office:value-type="float" office:value="6.73704" calcext:value-type="float">
            <text:p>6.73704</text:p>
          </table:table-cell>
          <table:table-cell office:value-type="float" office:value="6.89707" calcext:value-type="float">
            <text:p>6.89707</text:p>
          </table:table-cell>
          <table:table-cell office:value-type="float" office:value="6.80601" calcext:value-type="float">
            <text:p>6.80601</text:p>
          </table:table-cell>
          <table:table-cell office:value-type="float" office:value="8.47246" calcext:value-type="float">
            <text:p>8.47246</text:p>
          </table:table-cell>
          <table:table-cell office:value-type="float" office:value="8.34667" calcext:value-type="float">
            <text:p>8.34667</text:p>
          </table:table-cell>
          <table:table-cell office:value-type="float" office:value="8.6185" calcext:value-type="float">
            <text:p>8.6185</text:p>
          </table:table-cell>
          <table:table-cell office:value-type="float" office:value="6.87573" calcext:value-type="float">
            <text:p>6.87573</text:p>
          </table:table-cell>
          <table:table-cell office:value-type="float" office:value="8.27627" calcext:value-type="float">
            <text:p>8.27627</text:p>
          </table:table-cell>
          <table:table-cell office:value-type="float" office:value="7.19302" calcext:value-type="float">
            <text:p>7.19302</text:p>
          </table:table-cell>
          <table:table-cell office:value-type="float" office:value="9.90101" calcext:value-type="float">
            <text:p>9.90101</text:p>
          </table:table-cell>
          <table:table-cell office:value-type="float" office:value="8.02811" calcext:value-type="float">
            <text:p>8.02811</text:p>
          </table:table-cell>
          <table:table-cell office:value-type="float" office:value="9.74065" calcext:value-type="float">
            <text:p>9.74065</text:p>
          </table:table-cell>
          <table:table-cell office:value-type="float" office:value="8.46942" calcext:value-type="float">
            <text:p>8.46942</text:p>
          </table:table-cell>
          <table:table-cell office:value-type="float" office:value="9.36763" calcext:value-type="float">
            <text:p>9.36763</text:p>
          </table:table-cell>
          <table:table-cell office:value-type="float" office:value="9.08883" calcext:value-type="float">
            <text:p>9.08883</text:p>
          </table:table-cell>
          <table:table-cell office:value-type="float" office:value="8.92426" calcext:value-type="float">
            <text:p>8.92426</text:p>
          </table:table-cell>
          <table:table-cell office:value-type="float" office:value="8.85634" calcext:value-type="float">
            <text:p>8.85634</text:p>
          </table:table-cell>
          <table:table-cell office:value-type="float" office:value="8.11211" calcext:value-type="float">
            <text:p>8.11211</text:p>
          </table:table-cell>
          <table:table-cell office:value-type="float" office:value="8.6066" calcext:value-type="float">
            <text:p>8.6066</text:p>
          </table:table-cell>
          <table:table-cell office:value-type="float" office:value="9.08367" calcext:value-type="float">
            <text:p>9.08367</text:p>
          </table:table-cell>
          <table:table-cell office:value-type="float" office:value="7.779" calcext:value-type="float">
            <text:p>7.779</text:p>
          </table:table-cell>
        </table:table-row>
        <table:table-row table:style-name="ro1">
          <table:table-cell office:value-type="float" office:value="7.66406" calcext:value-type="float">
            <text:p>7.66406</text:p>
          </table:table-cell>
          <table:table-cell office:value-type="float" office:value="7.70589" calcext:value-type="float">
            <text:p>7.70589</text:p>
          </table:table-cell>
          <table:table-cell office:value-type="float" office:value="7.50873" calcext:value-type="float">
            <text:p>7.50873</text:p>
          </table:table-cell>
          <table:table-cell office:value-type="float" office:value="7.80009" calcext:value-type="float">
            <text:p>7.80009</text:p>
          </table:table-cell>
          <table:table-cell office:value-type="float" office:value="9.78755" calcext:value-type="float">
            <text:p>9.78755</text:p>
          </table:table-cell>
          <table:table-cell office:value-type="float" office:value="8.04109" calcext:value-type="float">
            <text:p>8.04109</text:p>
          </table:table-cell>
          <table:table-cell office:value-type="float" office:value="9.55479" calcext:value-type="float">
            <text:p>9.55479</text:p>
          </table:table-cell>
          <table:table-cell office:value-type="float" office:value="7.92081" calcext:value-type="float">
            <text:p>7.92081</text:p>
          </table:table-cell>
          <table:table-cell office:value-type="float" office:value="9.87692" calcext:value-type="float">
            <text:p>9.87692</text:p>
          </table:table-cell>
          <table:table-cell office:value-type="float" office:value="8.8669" calcext:value-type="float">
            <text:p>8.8669</text:p>
          </table:table-cell>
          <table:table-cell office:value-type="float" office:value="12.2809" calcext:value-type="float">
            <text:p>12.2809</text:p>
          </table:table-cell>
          <table:table-cell office:value-type="float" office:value="7.24966" calcext:value-type="float">
            <text:p>7.24966</text:p>
          </table:table-cell>
          <table:table-cell office:value-type="float" office:value="7.16535" calcext:value-type="float">
            <text:p>7.16535</text:p>
          </table:table-cell>
          <table:table-cell office:value-type="float" office:value="6.73019" calcext:value-type="float">
            <text:p>6.73019</text:p>
          </table:table-cell>
          <table:table-cell office:value-type="float" office:value="6.37629" calcext:value-type="float">
            <text:p>6.37629</text:p>
          </table:table-cell>
          <table:table-cell office:value-type="float" office:value="7.49118" calcext:value-type="float">
            <text:p>7.49118</text:p>
          </table:table-cell>
          <table:table-cell office:value-type="float" office:value="6.95972" calcext:value-type="float">
            <text:p>6.95972</text:p>
          </table:table-cell>
          <table:table-cell office:value-type="float" office:value="7.90405" calcext:value-type="float">
            <text:p>7.90405</text:p>
          </table:table-cell>
          <table:table-cell office:value-type="float" office:value="7.3567" calcext:value-type="float">
            <text:p>7.3567</text:p>
          </table:table-cell>
          <table:table-cell office:value-type="float" office:value="7.18135" calcext:value-type="float">
            <text:p>7.18135</text:p>
          </table:table-cell>
          <table:table-cell office:value-type="float" office:value="7.47982" calcext:value-type="float">
            <text:p>7.47982</text:p>
          </table:table-cell>
          <table:table-cell office:value-type="float" office:value="7.33369" calcext:value-type="float">
            <text:p>7.33369</text:p>
          </table:table-cell>
        </table:table-row>
        <table:table-row table:style-name="ro1">
          <table:table-cell office:value-type="float" office:value="6.87927" calcext:value-type="float">
            <text:p>6.87927</text:p>
          </table:table-cell>
          <table:table-cell office:value-type="float" office:value="6.78297" calcext:value-type="float">
            <text:p>6.78297</text:p>
          </table:table-cell>
          <table:table-cell office:value-type="float" office:value="6.52045" calcext:value-type="float">
            <text:p>6.52045</text:p>
          </table:table-cell>
          <table:table-cell office:value-type="float" office:value="6.70358" calcext:value-type="float">
            <text:p>6.70358</text:p>
          </table:table-cell>
          <table:table-cell office:value-type="float" office:value="8.88054" calcext:value-type="float">
            <text:p>8.88054</text:p>
          </table:table-cell>
          <table:table-cell office:value-type="float" office:value="8.81335" calcext:value-type="float">
            <text:p>8.81335</text:p>
          </table:table-cell>
          <table:table-cell office:value-type="float" office:value="9.04458" calcext:value-type="float">
            <text:p>9.04458</text:p>
          </table:table-cell>
          <table:table-cell office:value-type="float" office:value="12.611" calcext:value-type="float">
            <text:p>12.611</text:p>
          </table:table-cell>
          <table:table-cell office:value-type="float" office:value="11.8436" calcext:value-type="float">
            <text:p>11.8436</text:p>
          </table:table-cell>
          <table:table-cell office:value-type="float" office:value="12.0556" calcext:value-type="float">
            <text:p>12.0556</text:p>
          </table:table-cell>
          <table:table-cell office:value-type="float" office:value="9.64049" calcext:value-type="float">
            <text:p>9.64049</text:p>
          </table:table-cell>
          <table:table-cell office:value-type="float" office:value="14.0994" calcext:value-type="float">
            <text:p>14.0994</text:p>
          </table:table-cell>
          <table:table-cell office:value-type="float" office:value="10.247" calcext:value-type="float">
            <text:p>10.247</text:p>
          </table:table-cell>
          <table:table-cell office:value-type="float" office:value="8.8198" calcext:value-type="float">
            <text:p>8.8198</text:p>
          </table:table-cell>
          <table:table-cell office:value-type="float" office:value="10.323" calcext:value-type="float">
            <text:p>10.323</text:p>
          </table:table-cell>
          <table:table-cell office:value-type="float" office:value="10.1242" calcext:value-type="float">
            <text:p>10.1242</text:p>
          </table:table-cell>
          <table:table-cell office:value-type="float" office:value="8.03438" calcext:value-type="float">
            <text:p>8.03438</text:p>
          </table:table-cell>
          <table:table-cell office:value-type="float" office:value="8.58136" calcext:value-type="float">
            <text:p>8.58136</text:p>
          </table:table-cell>
          <table:table-cell office:value-type="float" office:value="8.64871" calcext:value-type="float">
            <text:p>8.64871</text:p>
          </table:table-cell>
          <table:table-cell office:value-type="float" office:value="8.46942" calcext:value-type="float">
            <text:p>8.46942</text:p>
          </table:table-cell>
          <table:table-cell office:value-type="float" office:value="10.4192" calcext:value-type="float">
            <text:p>10.4192</text:p>
          </table:table-cell>
          <table:table-cell office:value-type="float" office:value="8.42624" calcext:value-type="float">
            <text:p>8.426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23:28:31.582253640</meta:creation-date>
    <dc:date>2019-08-20T00:14:23.524077410</dc:date>
    <meta:editing-duration>PT35M</meta:editing-duration>
    <meta:editing-cycles>10</meta:editing-cycles>
    <meta:generator>LibreOffice/6.1.5.2$Linux_X86_64 LibreOffice_project/10$Build-2</meta:generator>
    <meta:document-statistic meta:table-count="1" meta:cell-count="418" meta:object-count="0"/>
  </office:meta>
</office:document-meta>
</file>